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5.85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82cm" fo:min-width="7.34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9cm" fo:min-width="7.34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5.95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44cm" fo:min-width="5.95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899cm" fo:min-width="6.19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2cm" fo:min-width="6.71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886cm" fo:min-width="6.196cm"/>
      <style:paragraph-properties style:writing-mode="lr-tb"/>
    </style:style>
    <style:style style:name="gr10" style:family="graphic" style:parent-style-name="objectwithoutfill">
      <style:graphic-properties svg:stroke-color="#000000" draw:marker-end="Стили_20_стрелок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Стили_20_стрелок_20_5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3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408cm" fo:min-width="7.963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54cm" fo:min-width="2.25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5cm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  <style:text-properties fo:font-size="19.7999992370605pt"/>
    </style:style>
    <style:style style:name="P2" style:family="paragraph">
      <loext:graphic-properties draw:fill-color="#ffffff"/>
      <style:paragraph-properties fo:text-align="center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.8999996185303pt"/>
    </style:style>
    <style:style style:name="P5" style:family="paragraph">
      <loext:graphic-properties draw:fill="none" draw:fill-color="#ffffff"/>
      <style:text-properties fo:font-size="18.8999996185303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7.041cm" svg:height="2.032cm" svg:x="6.906cm" svg:y="0.032cm">
          <text:p text:style-name="P1">Начало программ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12.899cm" svg:height="2.631cm" svg:x="4.954cm" svg:y="3.087cm">
          <text:p text:style-name="P1">Вывод контекстного меню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" draw:id="id2" draw:layer="layout" svg:width="12.898cm" svg:height="2.508cm" svg:x="4.991cm" svg:y="6.73cm">
          <text:p text:style-name="P1">Ввод par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3" draw:id="id3" draw:layer="layout" svg:width="12.901cm" svg:height="3.611cm" svg:x="3.7cm" svg:y="10.368cm">
          <text:p text:style-name="P1">Ввод корректен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4" draw:id="id4" draw:layer="layout" svg:width="12.901cm" svg:height="3.588cm" svg:x="3.7cm" svg:y="14.98cm">
          <text:p text:style-name="P1"><text:s/>Parts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6" draw:id="id6" draw:layer="layout" svg:width="10.998cm" svg:height="2.148cm" svg:x="4.5cm" svg:y="34.5cm">
          <text:p text:style-name="P1">Вывод корня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7" draw:id="id7" draw:layer="layout" svg:width="8.002cm" svg:height="1.802cm" svg:x="4.748cm" svg:y="37.698cm">
          <text:p text:style-name="P1">Останов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3" draw:layer="layout" draw:type="lines" svg:x1="11.344cm" svg:y1="2.064cm" svg:x2="11.404cm" svg:y2="3.087cm" draw:end-shape="id1" draw:end-glue-point="5" svg:d="M11344 2064l60 521v502" svg:viewBox="0 0 61 1024">
          <text:p/>
        </draw:connector>
        <draw:connector draw:style-name="gr8" draw:text-style-name="P3" draw:layer="layout" draw:type="lines" svg:x1="11.404cm" svg:y1="5.718cm" svg:x2="11.44cm" svg:y2="6.73cm" draw:start-shape="id1" draw:start-glue-point="8" draw:end-shape="id2" draw:end-glue-point="5" svg:d="M11404 5718v501l36 10v501" svg:viewBox="0 0 37 1013">
          <text:p/>
        </draw:connector>
        <draw:connector draw:style-name="gr8" draw:text-style-name="P3" draw:layer="layout" draw:type="lines" svg:x1="10.126cm" svg:y1="9.238cm" svg:x2="10.151cm" svg:y2="10.368cm" draw:start-shape="id2" draw:start-glue-point="7" draw:end-shape="id3" draw:end-glue-point="4" svg:d="M10126 9238v502l25 126v502" svg:viewBox="0 0 26 1131">
          <text:p/>
        </draw:connector>
        <draw:connector draw:style-name="gr8" draw:text-style-name="P3" draw:layer="layout" draw:type="lines" svg:x1="10.151cm" svg:y1="13.979cm" svg:x2="10.151cm" svg:y2="14.98cm" draw:start-shape="id3" draw:start-glue-point="6" draw:end-shape="id4" draw:end-glue-point="4" svg:d="M10151 13979v501-1 501" svg:viewBox="0 0 1 1002">
          <text:p/>
        </draw:connector>
        <draw:connector draw:style-name="gr8" draw:text-style-name="P3" draw:layer="layout" draw:type="lines" svg:x1="10.151cm" svg:y1="18.568cm" svg:x2="10.026cm" svg:y2="20.046cm" draw:start-shape="id4" draw:start-glue-point="6" draw:end-shape="id5" draw:end-glue-point="4" svg:d="M10151 18568v502l-125 475v501" svg:viewBox="0 0 126 1479">
          <text:p/>
        </draw:connector>
        <draw:connector draw:style-name="gr8" draw:text-style-name="P3" draw:layer="layout" draw:type="lines" svg:x1="8.879cm" svg:y1="36.648cm" svg:x2="8.749cm" svg:y2="37.698cm" draw:start-shape="id6" draw:start-glue-point="7" draw:end-shape="id7" draw:end-glue-point="4" svg:d="M8879 36648v502l-130 47v501" svg:viewBox="0 0 131 1051">
          <text:p/>
        </draw:connector>
        <draw:custom-shape draw:style-name="gr9" draw:text-style-name="P2" xml:id="id8" draw:id="id8" draw:layer="layout" svg:width="11.006cm" svg:height="3.135cm" svg:x="18.244cm" svg:y="10.615cm">
          <text:p text:style-name="P1">Вывод сообщения о некорректности ввода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3" draw:layer="layout" draw:type="lines" svg:x1="16.601cm" svg:y1="12.174cm" svg:x2="19.344cm" svg:y2="12.183cm" draw:start-shape="id3" draw:start-glue-point="7" draw:end-shape="id8" draw:end-glue-point="6" svg:d="M16601 12174h501l641 9h1601" svg:viewBox="0 0 2744 10">
          <text:p/>
        </draw:connector>
        <draw:connector draw:style-name="gr10" draw:text-style-name="P3" draw:layer="layout" draw:type="lines" draw:line-skew="-1.863cm -1.49cm" svg:x1="24.848cm" svg:y1="10.615cm" svg:x2="16.576cm" svg:y2="7.984cm" draw:start-shape="id8" draw:start-glue-point="4" draw:end-shape="id2" draw:end-glue-point="9" svg:d="M24848 10615v-2365h-8272v-266" svg:viewBox="0 0 8273 2632">
          <text:p/>
        </draw:connector>
        <draw:connector draw:style-name="gr11" draw:text-style-name="P3" draw:layer="layout" draw:type="lines" draw:line-skew="4.398cm 8.248cm" svg:x1="16.601cm" svg:y1="16.774cm" svg:x2="12.75cm" svg:y2="38.599cm" draw:start-shape="id4" draw:start-glue-point="7" draw:end-shape="id7" draw:end-glue-point="7" svg:d="M16601 16774h4899v21825h-8750" svg:viewBox="0 0 8751 21826">
          <text:p/>
        </draw:connector>
        <draw:frame draw:style-name="gr12" draw:text-style-name="P5" draw:layer="layout" svg:width="2.044cm" svg:height="1.007cm" svg:x="17.456cm" svg:y="15.493cm">
          <draw:text-box>
            <text:p text:style-name="P4">Да</text:p>
          </draw:text-box>
        </draw:frame>
        <draw:frame draw:style-name="gr13" draw:text-style-name="P5" draw:layer="layout" svg:width="2.3cm" svg:height="1.19cm" svg:x="10.2cm" svg:y="18.856cm">
          <draw:text-box>
            <text:p text:style-name="P4">Нет</text:p>
          </draw:text-box>
        </draw:frame>
        <draw:frame draw:style-name="gr14" draw:text-style-name="P5" draw:layer="layout" svg:width="2.043cm" svg:height="1.485cm" svg:x="16.957cm" svg:y="11.015cm">
          <draw:text-box>
            <text:p text:style-name="P4">Нет</text:p>
          </draw:text-box>
        </draw:frame>
        <draw:frame draw:style-name="gr12" draw:text-style-name="P5" draw:layer="layout" svg:width="2.045cm" svg:height="1.007cm" svg:x="10.398cm" svg:y="14.112cm">
          <draw:text-box>
            <text:p text:style-name="P4">Да</text:p>
          </draw:text-box>
        </draw:frame>
        <draw:custom-shape draw:style-name="gr15" draw:text-style-name="P7" xml:id="id5" draw:id="id5" draw:layer="layout" svg:width="8.463cm" svg:height="2.658cm" svg:x="5.794cm" svg:y="20.046cm">
          <text:p text:style-name="P6">Вычисление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7" draw:layer="layout" svg:width="2.75cm" svg:height="2.5cm" svg:x="7.25cm" svg:y="23.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7" xml:id="id10" draw:id="id10" draw:layer="layout" svg:width="2.75cm" svg:height="2.5cm" svg:x="10cm" svg:y="23.5cm">
          <text:p/>
          <draw:enhanced-geometry svg:viewBox="0 0 21600 21600" draw:glue-points="10800 0 0 10800 10800 21600 21600 10800" draw:text-areas="0 4300 21600 21600" draw:mirror-vertical="false" draw:mirror-horizontal="true" draw:type="flowchart-card" draw:enhanced-path="M 4300 0 L 21600 0 21600 21600 0 21600 0 4300 4300 0 Z N"/>
        </draw:custom-shape>
        <draw:custom-shape draw:style-name="gr17" draw:text-style-name="P7" xml:id="id9" draw:id="id9" draw:layer="layout" svg:width="5.5cm" svg:height="2.75cm" svg:x="7.25cm" svg:y="27cm">
          <text:p text:style-name="P6">Вычисление корн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7" draw:layer="layout" svg:width="2.75cm" svg:height="2.5cm" draw:transform="rotate (-3.14159265358979) translate (10.004cm 33.25cm)">
          <text:p/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custom-shape draw:style-name="gr16" draw:text-style-name="P7" xml:id="id11" draw:id="id11" draw:layer="layout" svg:width="2.75cm" svg:height="2.5cm" draw:transform="rotate (-3.14159265358979) translate (12.75cm 33.25cm)">
          <text:p/>
          <draw:enhanced-geometry svg:viewBox="0 0 21600 21600" draw:glue-points="10800 0 0 10800 10800 21600 21600 10800" draw:text-areas="0 4300 21600 21600" draw:mirror-vertical="false" draw:mirror-horizontal="false" draw:type="flowchart-card" draw:enhanced-path="M 4300 0 L 21600 0 21600 21600 0 21600 0 4300 4300 0 Z N"/>
        </draw:custom-shape>
        <draw:connector draw:style-name="gr18" draw:text-style-name="P6" draw:layer="layout" draw:line-skew="0.751cm 3.251cm" svg:x1="10cm" svg:y1="27cm" svg:x2="10cm" svg:y2="24.75cm" draw:start-shape="id9" draw:start-glue-point="4" draw:end-shape="id10" draw:end-glue-point="7" svg:d="M10000 27000v-3250 1000" svg:viewBox="0 0 1 3251">
          <text:p/>
        </draw:connector>
        <draw:connector draw:style-name="gr18" draw:text-style-name="P6" xml:id="id12" draw:id="id12" draw:layer="layout" draw:line-skew="-0.751cm 3.251cm" svg:x1="10cm" svg:y1="29.75cm" svg:x2="10cm" svg:y2="32cm" draw:start-shape="id9" draw:start-glue-point="6" draw:end-shape="id11" draw:end-glue-point="7" svg:d="M10000 29750v3250-1000" svg:viewBox="0 0 1 3251">
          <text:p/>
        </draw:connector>
        <draw:connector draw:style-name="gr18" draw:text-style-name="P6" draw:layer="layout" draw:line-skew="-0.752cm 4.708cm" svg:x1="10.026cm" svg:y1="22.704cm" svg:x2="10cm" svg:y2="24.75cm" draw:start-shape="id5" draw:start-glue-point="6" draw:end-shape="id10" draw:end-glue-point="7" svg:d="M10026 22704v3046h-26v-1000" svg:viewBox="0 0 27 3047">
          <text:p/>
        </draw:connector>
        <draw:connector draw:style-name="gr18" draw:text-style-name="P6" draw:layer="layout" svg:x1="10cm" svg:y1="33cm" svg:x2="9.999cm" svg:y2="34.5cm" draw:start-shape="id12" draw:start-glue-point="0" draw:end-shape="id6" draw:end-glue-point="5" svg:d="M10000 33000v750h-1v750" svg:viewBox="0 0 2 1501">
          <text:p/>
        </draw:connector>
        <draw:frame draw:style-name="gr19" draw:text-style-name="P8" draw:layer="layout" svg:width="3.25cm" svg:height="1.673cm" svg:x="8.5cm" svg:y="24cm">
          <draw:text-box>
            <text:p>I = 0; i&lt;=1/step</text:p>
          </draw:text-box>
        </draw:frame>
        <draw:frame draw:style-name="gr20" draw:text-style-name="P8" draw:layer="layout" svg:width="2.5cm" svg:height="1.5cm" svg:x="9.5cm" svg:y="31.25cm">
          <draw:text-box>
            <text:p>++i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1T03:08:18.642280624</meta:creation-date>
    <dc:date>2024-10-21T03:47:42.220342104</dc:date>
    <meta:editing-duration>PT1M20S</meta:editing-duration>
    <meta:editing-cycles>1</meta:editing-cycles>
    <meta:document-statistic meta:object-count="33"/>
    <meta:generator>LibreOffice/7.3.7.2$Linux_X86_64 LibreOffice_project/30$Build-2</meta:generator>
  </office:meta>
</office:document-meta>
</file>